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ffff00" fo:min-height="1cm"/>
    </style:style>
    <style:style style:name="gr3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stroke="solid" svg:stroke-color="#000000" draw:fill="solid" draw:fill-color="#e6e6e6" fo:min-height="2.602cm"/>
    </style:style>
    <style:style style:name="gr6" style:family="graphic" style:parent-style-name="standard">
      <style:graphic-properties draw:stroke="solid" svg:stroke-color="#000000" draw:fill="none" draw:fill-color="#ffffff" fo:min-height="0.9cm"/>
    </style:style>
    <style:style style:name="gr7" style:family="graphic" style:parent-style-name="standard" style:list-style-name="L1">
      <style:graphic-properties draw:stroke="solid" svg:stroke-color="#000000" draw:fill="solid" draw:fill-color="#e6e6e6" fo:min-height="14.102cm"/>
    </style:style>
    <style:style style:name="gr8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9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gr10" style:family="graphic" style:parent-style-name="standard" style:list-style-name="L1">
      <style:graphic-properties draw:stroke="solid" svg:stroke-color="#000000" draw:fill="solid" draw:fill-color="#e6e6e6" fo:min-height="4.902cm"/>
    </style:style>
    <style:style style:name="P1" style:family="paragraph">
      <style:text-properties fo:font-family="'Liberation Sans'" style:font-family-generic="roman" style:font-pitch="variable" fo:font-size="12pt" style:letter-kerning="true" style:font-size-asian="12pt" style:font-family-complex="'Lohit Devanagari'" style:font-family-generic-complex="system" style:font-pitch-complex="variable" style:font-size-complex="12pt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'Liberation Sans'" style:font-family-generic="roman" style:font-pitch="variable" fo:font-size="12pt" style:letter-kerning="true" style:font-size-asian="12pt" style:font-family-complex="'Lohit Devanagari'" style:font-family-generic-complex="system" style:font-pitch-complex="variable" style:font-size-complex="12pt"/>
    </style:style>
    <style:style style:name="T2" style:family="text">
      <style:text-properties fo:font-family="'Liberation Sans'" style:font-family-generic="roman" style:font-pitch="variable" fo:font-size="16pt" fo:font-weight="bold" style:letter-kerning="true" style:font-size-asian="16pt" style:font-weight-asian="bold" style:font-family-complex="'Lohit Devanagari'" style:font-family-generic-complex="system" style:font-pitch-complex="variable" style:font-size-complex="16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09cm" svg:height="5.152cm" svg:x="2.1cm" svg:y="7.648cm">
          <draw:text-box>
            <text:p><text:span text:style-name="T1">struct ngx_log_s {</text:span></text:p>
            <text:p><text:span text:style-name="T1"><text:s text:c="4"/></text:span><text:span text:style-name="T1">ngx_uint_t <text:s text:c="9"/></text:span><text:span text:style-name="T1"><text:tab/></text:span><text:span text:style-name="T1"> </text:span><text:span text:style-name="T1"><text:tab/></text:span><text:span text:style-name="T1">log_level;</text:span></text:p>
            <text:p><text:span text:style-name="T1"><text:s text:c="4"/></text:span><text:span text:style-name="T1">ngx_open_file_t <text:s text:c="4"/>*</text:span><text:span text:style-name="T1"><text:tab/></text:span><text:span text:style-name="T1">file;</text:span></text:p>
            <text:p><text:span text:style-name="T1"/></text:p>
            <text:p><text:span text:style-name="T1"><text:s text:c="4"/></text:span><text:span text:style-name="T1">ngx_atomic_uint_t <text:s text:c="3"/></text:span><text:span text:style-name="T1"><text:tab/></text:span><text:span text:style-name="T1">connection;</text:span></text:p>
            <text:p><text:span text:style-name="T1"><text:s text:c="4"/></text:span><text:span text:style-name="T1">ngx_log_handler_pt <text:s text:c="2"/></text:span><text:span text:style-name="T1"><text:tab/></text:span><text:span text:style-name="T1">handler;</text:span></text:p>
            <text:p><text:span text:style-name="T1"><text:s text:c="4"/></text:span><text:span text:style-name="T1">void <text:s text:c="15"/>*</text:span><text:span text:style-name="T1"><text:tab/></text:span><text:span text:style-name="T1"><text:tab/></text:span><text:span text:style-name="T1">data;</text:span></text:p>
            <text:p><text:span text:style-name="T1"><text:s text:c="4"/></text:span><text:span text:style-name="T1">char <text:s text:c="15"/>*</text:span><text:span text:style-name="T1"><text:tab/></text:span><text:span text:style-name="T1"><text:tab/></text:span><text:span text:style-name="T1">action;</text:span></text:p>
            <text:p><text:span text:style-name="T1">};</text:span></text:p>
          </draw:text-box>
        </draw:frame>
        <draw:frame draw:style-name="gr2" draw:text-style-name="P2" draw:layer="layout" svg:width="11.4cm" svg:height="1.25cm" svg:x="2.109cm" svg:y="6.4cm">
          <draw:text-box>
            <text:p text:style-name="P2"><text:span text:style-name="T2">ngx_log_s</text:span></text:p>
          </draw:text-box>
        </draw:frame>
        <draw:frame draw:style-name="gr3" draw:text-style-name="P1" draw:layer="layout" svg:width="13.2cm" svg:height="5.152cm" svg:x="20.2cm" svg:y="3.248cm">
          <draw:text-box>
            <text:p text:style-name="P1">struct ngx_open_file_s {</text:p>
            <text:p text:style-name="P1"><text:s text:c="4"/>ngx_fd_t <text:s text:c="13"/>fd;</text:p>
            <text:p text:style-name="P1"><text:s text:c="4"/>ngx_str_t <text:s text:c="12"/>name;</text:p>
            <text:p text:style-name="P1"/>
            <text:p text:style-name="P1"><text:s text:c="4"/>void <text:s text:c="15"/>(*flush)(ngx_open_file_t *file, ngx_log_t *log);</text:p>
            <text:p text:style-name="P1"><text:s text:c="4"/>void <text:s text:c="16"/>*data;</text:p>
            <text:p text:style-name="P1">};</text:p>
          </draw:text-box>
        </draw:frame>
        <draw:frame draw:style-name="gr2" draw:text-style-name="P2" draw:layer="layout" svg:width="13.191cm" svg:height="1.25cm" svg:x="20.209cm" svg:y="2cm">
          <draw:text-box>
            <text:p text:style-name="P2"><text:span text:style-name="T2">ngx_open_file_s</text:span></text:p>
          </draw:text-box>
        </draw:frame>
        <draw:line draw:style-name="gr4" draw:text-style-name="P3" draw:layer="layout" svg:x1="8.3cm" svg:y1="9cm" svg:x2="20.1cm" svg:y2="2.4cm">
          <text:p/>
        </draw:line>
        <draw:frame draw:style-name="gr5" draw:text-style-name="P1" draw:layer="layout" svg:width="11.5cm" svg:height="2.852cm" svg:x="37.6cm" svg:y="4.148cm">
          <draw:text-box>
            <text:p text:style-name="P1">typedef struct {</text:p>
            <text:p text:style-name="P1"><text:s text:c="4"/>size_t <text:s text:c="5"/><text:tab/><text:tab/>len;</text:p>
            <text:p text:style-name="P1"><text:s text:c="4"/>u_char <text:s text:c="4"/>*<text:tab/>data;</text:p>
            <text:p text:style-name="P1">} ngx_str_t;</text:p>
          </draw:text-box>
        </draw:frame>
        <draw:frame draw:style-name="gr2" draw:text-style-name="P2" draw:layer="layout" svg:width="11.491cm" svg:height="1.25cm" svg:x="37.609cm" svg:y="2.9cm">
          <draw:text-box>
            <text:p text:style-name="P2"><text:span text:style-name="T2">ngx_str_t</text:span></text:p>
          </draw:text-box>
        </draw:frame>
        <draw:line draw:style-name="gr4" draw:text-style-name="P3" draw:layer="layout" svg:x1="25.6cm" svg:y1="4.6cm" svg:x2="37.5cm" svg:y2="3.1cm">
          <text:p/>
        </draw:line>
        <draw:line draw:style-name="gr4" draw:text-style-name="P3" draw:layer="layout" svg:x1="9cm" svg:y1="10.4cm" svg:x2="17.4cm" svg:y2="12.2cm">
          <text:p/>
        </draw:line>
        <draw:frame draw:style-name="gr6" draw:text-style-name="P4" draw:layer="layout" svg:width="18.9cm" svg:height="1.15cm" svg:x="17.7cm" svg:y="11.9cm">
          <draw:text-box>
            <text:p text:style-name="P4"><text:span text:style-name="T3">typedef u_char *(*ngx_log_handler_pt) (ngx_log_t *log, u_char *buf, size_t len);</text:span></text:p>
          </draw:text-box>
        </draw:frame>
        <draw:frame draw:style-name="gr7" draw:text-style-name="P1" draw:layer="layout" svg:width="13.6cm" svg:height="17.151cm" svg:x="1.8cm" svg:y="18.648cm">
          <draw:text-box>
            <text:p><text:span text:style-name="T1">struct ngx_cycle_s {</text:span></text:p>
            <text:p><text:span text:style-name="T1"><text:s text:c="4"/></text:span><text:span text:style-name="T1">void <text:s text:c="17"/>****</text:span><text:span text:style-name="T1"><text:tab/></text:span><text:span text:style-name="T1"><text:tab/></text:span><text:span text:style-name="T1">conf_ctx;</text:span></text:p>
            <text:p><text:span text:style-name="T1"><text:s text:c="4"/></text:span><text:span text:style-name="T1">ngx_pool_t <text:s text:c="14"/>*</text:span><text:span text:style-name="T1"><text:tab/></text:span><text:span text:style-name="T1"><text:tab/></text:span><text:span text:style-name="T1">pool;</text:span></text:p>
            <text:p><text:span text:style-name="T1"/></text:p>
            <text:p><text:span text:style-name="T1"><text:s text:c="4"/></text:span><text:span text:style-name="T1">ngx_log_t <text:s text:c="15"/>*</text:span><text:span text:style-name="T1"><text:tab/></text:span><text:span text:style-name="T1"><text:tab/></text:span><text:span text:style-name="T1">log;</text:span></text:p>
            <text:p><text:span text:style-name="T1"><text:s text:c="4"/></text:span><text:span text:style-name="T1">ngx_log_t <text:s text:c="16"/></text:span><text:span text:style-name="T1"><text:tab/></text:span><text:span text:style-name="T1"><text:tab/></text:span><text:span text:style-name="T1">new_log;</text:span></text:p>
            <text:p><text:span text:style-name="T1"/></text:p>
            <text:p><text:span text:style-name="T1"><text:s text:c="4"/></text:span><text:span text:style-name="T1">ngx_connection_t <text:s text:c="7"/>**</text:span><text:span text:style-name="T1"><text:tab/></text:span><text:span text:style-name="T1">files;</text:span></text:p>
            <text:p><text:span text:style-name="T1"><text:s text:c="4"/></text:span><text:span text:style-name="T1">ngx_connection_t <text:s text:c="8"/>*</text:span><text:span text:style-name="T1"><text:tab/></text:span><text:span text:style-name="T1">free_connections;</text:span></text:p>
            <text:p><text:span text:style-name="T1"><text:s text:c="4"/></text:span><text:span text:style-name="T1">ngx_uint_t <text:s text:c="15"/></text:span><text:span text:style-name="T1"><text:tab/></text:span><text:span text:style-name="T1"><text:tab/></text:span><text:span text:style-name="T1">free_connection_n;</text:span></text:p>
            <text:p><text:span text:style-name="T1"/></text:p>
            <text:p><text:span text:style-name="T1"><text:s text:c="4"/></text:span><text:span text:style-name="T1">ngx_queue_t <text:s text:c="14"/></text:span><text:span text:style-name="T1"><text:tab/></text:span><text:span text:style-name="T1"><text:tab/></text:span><text:span text:style-name="T1">reusable_connections_queue;</text:span></text:p>
            <text:p><text:span text:style-name="T1"/></text:p>
            <text:p><text:span text:style-name="T1"><text:s text:c="4"/></text:span><text:span text:style-name="T1">ngx_array_t <text:s text:c="13"/></text:span><text:span text:style-name="T1"><text:tab/></text:span><text:span text:style-name="T1"><text:tab/></text:span><text:span text:style-name="T1"> listening;</text:span></text:p>
            <text:p><text:span text:style-name="T1"><text:s text:c="4"/></text:span><text:span text:style-name="T1">ngx_array_t <text:s text:c="14"/></text:span><text:span text:style-name="T1"><text:tab/></text:span><text:span text:style-name="T1"><text:tab/></text:span><text:span text:style-name="T1">paths;</text:span></text:p>
            <text:p><text:span text:style-name="T1"><text:s text:c="4"/></text:span><text:span text:style-name="T1">ngx_list_t <text:s text:c="15"/></text:span><text:span text:style-name="T1"><text:tab/></text:span><text:span text:style-name="T1"><text:tab/></text:span><text:span text:style-name="T1">open_files;</text:span></text:p>
            <text:p><text:span text:style-name="T1"><text:s text:c="4"/></text:span><text:span text:style-name="T1">ngx_list_t <text:s text:c="15"/></text:span><text:span text:style-name="T1"><text:tab/></text:span><text:span text:style-name="T1"><text:tab/></text:span><text:span text:style-name="T1">shared_memory;</text:span></text:p>
            <text:p><text:span text:style-name="T1"/></text:p>
            <text:p><text:span text:style-name="T1"><text:s text:c="4"/></text:span><text:span text:style-name="T1">ngx_uint_t <text:s text:c="15"/></text:span><text:span text:style-name="T1"><text:tab/></text:span><text:span text:style-name="T1"><text:tab/></text:span><text:span text:style-name="T1">connection_n;</text:span></text:p>
            <text:p><text:span text:style-name="T1"><text:s text:c="4"/></text:span><text:span text:style-name="T1">ngx_uint_t <text:s text:c="15"/></text:span><text:span text:style-name="T1"><text:tab/></text:span><text:span text:style-name="T1"><text:tab/></text:span><text:span text:style-name="T1">files_n;</text:span></text:p>
            <text:p><text:span text:style-name="T1"/></text:p>
            <text:p><text:span text:style-name="T1"><text:s text:c="4"/></text:span><text:span text:style-name="T1">ngx_connection_t <text:s text:c="8"/>*</text:span><text:span text:style-name="T1"><text:tab/></text:span><text:span text:style-name="T1">connections;</text:span></text:p>
            <text:p><text:span text:style-name="T1"><text:s text:c="4"/></text:span><text:span text:style-name="T1">ngx_event_t <text:s text:c="13"/>*</text:span><text:span text:style-name="T1"><text:tab/></text:span><text:span text:style-name="T1"><text:tab/></text:span><text:span text:style-name="T1">read_events;</text:span></text:p>
            <text:p><text:span text:style-name="T1"><text:s text:c="4"/></text:span><text:span text:style-name="T1">ngx_event_t <text:s text:c="13"/>*</text:span><text:span text:style-name="T1"><text:tab/></text:span><text:span text:style-name="T1"><text:tab/></text:span><text:span text:style-name="T1">write_events;</text:span></text:p>
            <text:p><text:span text:style-name="T1"/></text:p>
            <text:p><text:span text:style-name="T1"><text:s text:c="4"/></text:span><text:span text:style-name="T1">ngx_cycle_t <text:s text:c="13"/>*</text:span><text:span text:style-name="T1"><text:tab/></text:span><text:span text:style-name="T1"><text:tab/></text:span><text:span text:style-name="T1">old_cycle;</text:span></text:p>
            <text:p><text:span text:style-name="T1"/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conf_file;</text:span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conf_param;</text:span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conf_prefix;</text:span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prefix;</text:span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lock_file;</text:span></text:p>
            <text:p><text:span text:style-name="T1"><text:s text:c="4"/></text:span><text:span text:style-name="T1">ngx_str_t <text:s text:c="16"/></text:span><text:span text:style-name="T1"><text:tab/></text:span><text:span text:style-name="T1"><text:tab/></text:span><text:span text:style-name="T1">hostname;</text:span></text:p>
            <text:p><text:span text:style-name="T1">};</text:span></text:p>
          </draw:text-box>
        </draw:frame>
        <draw:frame draw:style-name="gr2" draw:text-style-name="P2" draw:layer="layout" svg:width="13.6cm" svg:height="1.25cm" svg:x="1.8cm" svg:y="17.4cm">
          <draw:text-box>
            <text:p text:style-name="P2"><text:span text:style-name="T2">ngx_cycle_s</text:span></text:p>
          </draw:text-box>
        </draw:frame>
        <draw:frame draw:style-name="gr8" draw:text-style-name="P1" draw:layer="layout" svg:width="13.2cm" svg:height="5.152cm" svg:x="23.7cm" svg:y="20.648cm">
          <draw:text-box>
            <text:p text:style-name="P1">struct ngx_pool_s {</text:p>
            <text:p text:style-name="P1"><text:s text:c="4"/>ngx_pool_data_t <text:s text:c="6"/><text:tab/>d;</text:p>
            <text:p text:style-name="P1"><text:s text:c="4"/>size_t <text:s text:c="15"/><text:tab/><text:tab/>max;</text:p>
            <text:p text:style-name="P1"><text:s text:c="4"/>ngx_pool_t <text:s text:c="10"/>*<text:tab/>current;</text:p>
            <text:p text:style-name="P1"><text:s text:c="4"/>ngx_chain_t <text:s text:c="9"/>*<text:tab/>chain;</text:p>
            <text:p text:style-name="P1"><text:s text:c="4"/>ngx_pool_large_t <text:s text:c="4"/>*<text:tab/>large;</text:p>
            <text:p text:style-name="P1"><text:s text:c="4"/>ngx_pool_cleanup_t <text:s text:c="2"/>*<text:tab/>cleanup;</text:p>
            <text:p text:style-name="P1"><text:s text:c="4"/>ngx_log_t <text:s text:c="11"/>*<text:tab/>log;</text:p>
            <text:p text:style-name="P1">};</text:p>
          </draw:text-box>
        </draw:frame>
        <draw:frame draw:style-name="gr2" draw:text-style-name="P2" draw:layer="layout" svg:width="13.191cm" svg:height="1.25cm" svg:x="23.709cm" svg:y="19.4cm">
          <draw:text-box>
            <text:p text:style-name="P2"><text:span text:style-name="T2">ngx_pool_s</text:span></text:p>
          </draw:text-box>
        </draw:frame>
        <draw:line draw:style-name="gr4" draw:text-style-name="P3" draw:layer="layout" svg:x1="9.3cm" svg:y1="20cm" svg:x2="23.7cm" svg:y2="19.9cm">
          <text:p/>
        </draw:line>
        <draw:frame draw:style-name="gr9" draw:text-style-name="P1" draw:layer="layout" svg:width="13.2cm" svg:height="5.152cm" svg:x="39.1cm" svg:y="17.848cm">
          <draw:text-box>
            <text:p text:style-name="P1">typedef struct {</text:p>
            <text:p text:style-name="P1"><text:s text:c="4"/>u_char <text:s text:c="14"/>*last;</text:p>
            <text:p text:style-name="P1"><text:s text:c="4"/>u_char <text:s text:c="14"/>*end;</text:p>
            <text:p text:style-name="P1"><text:s text:c="4"/>ngx_pool_t <text:s text:c="10"/>*next;</text:p>
            <text:p text:style-name="P1"><text:s text:c="4"/>ngx_uint_t <text:s text:c="11"/>failed;</text:p>
            <text:p text:style-name="P1">} ngx_pool_data_t;</text:p>
          </draw:text-box>
        </draw:frame>
        <draw:frame draw:style-name="gr2" draw:text-style-name="P2" draw:layer="layout" svg:width="13.191cm" svg:height="1.25cm" svg:x="39.109cm" svg:y="16.6cm">
          <draw:text-box>
            <text:p text:style-name="P2"><text:span text:style-name="T2">ngx_pool_data_t</text:span></text:p>
          </draw:text-box>
        </draw:frame>
        <draw:frame draw:style-name="gr10" draw:text-style-name="P1" draw:layer="layout" svg:width="13.2cm" svg:height="5.152cm" svg:x="23.699cm" svg:y="20.647cm">
          <draw:text-box>
            <text:p text:style-name="P1">struct ngx_pool_s {</text:p>
            <text:p text:style-name="P1"><text:s text:c="4"/>ngx_pool_data_t <text:s text:c="6"/><text:tab/>d;</text:p>
            <text:p text:style-name="P1"><text:s text:c="4"/>size_t <text:s text:c="15"/><text:tab/><text:tab/>max;</text:p>
            <text:p text:style-name="P1"><text:s text:c="4"/>ngx_pool_t <text:s text:c="10"/>*<text:tab/>current;</text:p>
            <text:p text:style-name="P1"><text:s text:c="4"/>ngx_chain_t <text:s text:c="9"/>*<text:tab/>chain;</text:p>
            <text:p text:style-name="P1"><text:s text:c="4"/>ngx_pool_large_t <text:s text:c="4"/>*<text:tab/>large;</text:p>
            <text:p text:style-name="P1"><text:s text:c="4"/>ngx_pool_cleanup_t <text:s text:c="2"/>*<text:tab/>cleanup;</text:p>
            <text:p text:style-name="P1"><text:s text:c="4"/>ngx_log_t <text:s text:c="11"/>*<text:tab/>log;</text:p>
            <text:p text:style-name="P1">};</text:p>
          </draw:text-box>
        </draw:frame>
        <draw:frame draw:style-name="gr2" draw:text-style-name="P2" draw:layer="layout" svg:width="13.191cm" svg:height="1.25cm" svg:x="23.708cm" svg:y="19.399cm">
          <draw:text-box>
            <text:p text:style-name="P2"><text:span text:style-name="T2">ngx_pool_s</text:span></text:p>
          </draw:text-box>
        </draw:frame>
        <draw:line draw:style-name="gr4" draw:text-style-name="P3" draw:layer="layout" svg:x1="29.4cm" svg:y1="21.4cm" svg:x2="39.1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文泉驿点阵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7T11:07:14</meta:creation-date>
    <meta:editing-duration>PT9H16M14S</meta:editing-duration>
    <meta:editing-cycles>66</meta:editing-cycles>
    <meta:generator>LibreOffice/3.5$Linux_X86_64 LibreOffice_project/350m1$Build-2</meta:generator>
    <meta:initial-creator>child </meta:initial-creator>
    <dc:date>2013-03-11T17:03:05</dc:date>
    <dc:creator>child </dc:creator>
    <meta:document-statistic meta:object-count="20"/>
  </office:meta>
</office:document-meta>
</file>